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text-properties fo:background-color="#00a933"/>
    </style:style>
    <style:style style:name="P2" style:family="paragraph" style:parent-style-name="normal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background-color="#ffff00"/>
    </style:style>
    <style:style style:name="T3" style:family="text">
      <style:text-properties fo:background-color="#00ff00"/>
    </style:style>
    <style:style style:name="T4" style:family="text">
      <style:text-properties officeooo:rsid="0005bc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Obras Técnicas</text:span></text:p>
      <text:p text:style-name="normal"/>
      <text:p text:style-name="normal">Violent Python</text:p>
      <text:p text:style-name="normal">Criminal Intelligence: Manual for Analysts</text:p>
      <text:p text:style-name="normal">Securing the Human Layer</text:p>
      <text:p text:style-name="normal">Windows Forensics Cookbook</text:p>
      <text:p text:style-name="P1">The Art of Invisibility <text:span text:style-name="T4">[Lido]</text:span></text:p>
      <text:p text:style-name="P1">The Art of Deception <text:span text:style-name="T4">[Lido]</text:span></text:p>
      <text:p text:style-name="normal">The Hacker Playbook 3</text:p>
      <text:p text:style-name="normal"><text:span text:style-name="T2">The Web Application Hackers Handbook 2 [Lendo]</text:span></text:p>
      <text:p text:style-name="normal">Applied Network Security</text:p>
      <text:p text:style-name="normal">Industrial Cybersecurity</text:p>
      <text:p text:style-name="normal">Information Security Handbook</text:p>
      <text:p text:style-name="normal">Hacking Ciphers</text:p>
      <text:p text:style-name="normal">https://pentesttools.net/awesome-android-security-android-security-materials-and-resources/</text:p>
      <text:p text:style-name="normal"/>
      <text:p text:style-name="normal"><text:span text:style-name="T1">Produtivos para Engenharia Social</text:span></text:p>
      <text:p text:style-name="normal"/>
      <text:p text:style-name="P1">O Corpo Fala [Lido]</text:p>
      <text:p text:style-name="normal">Telling Lies</text:p>
      <text:p text:style-name="normal">Emotions Revealed</text:p>
      <text:p text:style-name="normal">Unmasking the Face</text:p>
      <text:p text:style-name="normal">O Erro de Descartes</text:p>
      <text:p text:style-name="normal">Mentes Perigosas [Ana Beatriz Barbosa]</text:p>
      <text:p text:style-name="normal">Dangerous Personalities [Joe Navarro]</text:p>
      <text:p text:style-name="normal">What Every Body is Saying</text:p>
      <text:p text:style-name="normal">Face Value</text:p>
      <text:p text:style-name="normal">The Dictionary of Body Language</text:p>
      <text:p text:style-name="normal"/>
      <text:p text:style-name="normal"><text:span text:style-name="T1">Obras Produtivas em Geral</text:span></text:p>
      <text:p text:style-name="normal"/>
      <text:p text:style-name="normal"><text:span text:style-name="T2">Mastermind: How to Think Like Sherlock Holmes [Lendo]</text:span></text:p>
      <text:p text:style-name="normal"><text:span text:style-name="T3">Inteligência Visual [Lido]</text:span></text:p>
      <text:p text:style-name="normal"><text:span text:style-name="T3">A Arte da Prudência [Lido]</text:span></text:p>
      <text:p text:style-name="normal"><text:span text:style-name="T3">A Arte da Guerra [Lido]</text:span></text:p>
      <text:p text:style-name="normal"><text:span text:style-name="T3">O Livro dos Cinco Anéis [Lido]</text:span></text:p>
      <text:p text:style-name="normal"><text:span text:style-name="T3">O Príncipe [Lido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01T09:28:09.748000000</dc:date>
    <meta:editing-duration>PT1M44S</meta:editing-duration>
    <meta:editing-cycles>1</meta:editing-cycles>
    <meta:document-statistic meta:table-count="0" meta:image-count="0" meta:object-count="0" meta:page-count="1" meta:paragraph-count="32" meta:word-count="122" meta:character-count="886" meta:non-whitespace-character-count="796"/>
    <meta:generator>LibreOffice/7.0.0.3$Windows_X86_64 LibreOffice_project/8061b3e9204bef6b321a21033174034a5e2ea88e</meta:generator>
  </office:meta>
</office:document-meta>
</file>